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Times" svg:font-family="Time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/>
    </style:style>
    <style:style style:name="P2" style:family="paragraph" style:parent-style-name="Standard">
      <style:text-properties fo:color="#00000a" style:font-name="Cambria" fo:font-size="12pt"/>
    </style:style>
    <style:style style:name="P3" style:family="paragraph" style:parent-style-name="Standard">
      <style:paragraph-properties fo:margin-top="0in" fo:margin-bottom="0.139in" loext:contextual-spacing="false"/>
      <style:text-properties fo:color="#00000a" style:font-name="Calibri" fo:font-size="11pt"/>
    </style:style>
    <style:style style:name="P4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/>
    </style:style>
    <style:style style:name="P5" style:family="paragraph" style:parent-style-name="Standard">
      <style:text-properties fo:color="#00000a" style:font-name="Calibri" fo:font-size="11pt" fo:font-weight="bold"/>
    </style:style>
    <style:style style:name="P6" style:family="paragraph" style:parent-style-name="Standard">
      <style:text-properties fo:color="#00000a" style:font-name="Calibri" fo:font-size="11pt" officeooo:paragraph-rsid="00159259"/>
    </style:style>
    <style:style style:name="P7" style:family="paragraph" style:parent-style-name="Standard" style:list-style-name="L3">
      <style:text-properties officeooo:paragraph-rsid="00159259"/>
    </style:style>
    <style:style style:name="P8" style:family="paragraph" style:parent-style-name="Standard" style:list-style-name="L4">
      <style:text-properties officeooo:paragraph-rsid="00159259"/>
    </style:style>
    <style:style style:name="P9" style:family="paragraph" style:parent-style-name="Standard" style:list-style-name="L5">
      <style:text-properties officeooo:paragraph-rsid="00159259"/>
    </style:style>
    <style:style style:name="P10" style:family="paragraph" style:parent-style-name="Standard" style:list-style-name="L2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a" style:font-name="Calibri" fo:font-size="11pt"/>
    </style:style>
    <style:style style:name="T1" style:family="text">
      <style:text-properties fo:font-weight="bold"/>
    </style:style>
    <style:style style:name="T2" style:family="text">
      <style:text-properties fo:color="#00000a" style:font-name="Calibri" fo:font-size="11pt"/>
    </style:style>
    <text:list-style style:name="L1">
      <text:list-level-style-bullet text:level="1" text:bullet-char="">
        <style:list-level-properties text:space-before="0.25in" text:min-label-width="0.2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<text:span text:style-name="T1">Title</text:span>: Where am I</text:p>
      <text:p text:style-name="P3"><text:span text:style-name="T1">Description:</text:span> <text:s/>Allows the User to view information about the Building they are closest to.</text:p>
      <text:p text:style-name="P6"><text:span text:style-name="T1">Pre-conditions:</text:span></text:p>
      <text:list xml:id="list9109466160994719817" text:style-name="L3">
        <text:list-item>
          <text:p text:style-name="P7"><text:span text:style-name="T2">The User has successfully installed the App.</text:span></text:p>
        </text:list-item>
        <text:list-item>
          <text:p text:style-name="P7"><text:span text:style-name="T2">The App is open and displaying the Home Screen.</text:span></text:p>
        </text:list-item>
      </text:list>
      <text:p text:style-name="P2"/>
      <text:p text:style-name="P6"><text:span text:style-name="T1">Post-conditions:</text:span></text:p>
      <text:list xml:id="list1721470898658508292" text:style-name="L4">
        <text:list-item>
          <text:p text:style-name="P8"><text:span text:style-name="T2">The App displays the Service Results Screen with information about the User's Current Location.</text:span></text:p>
        </text:list-item>
      </text:list>
      <text:p text:style-name="P5"/>
      <text:p text:style-name="P6"><text:span text:style-name="T1">Actors:</text:span></text:p>
      <text:list xml:id="list5819792703363243752" text:style-name="L5">
        <text:list-item>
          <text:p text:style-name="P9"><text:span text:style-name="T2">User</text:span></text:p>
        </text:list-item>
        <text:list-item>
          <text:p text:style-name="P9"><text:span text:style-name="T2">App</text:span></text:p>
        </text:list-item>
      </text:list>
      <text:p text:style-name="P2"/>
      <text:p text:style-name="P5">Main Success Scenario: <text:s/></text:p>
      <text:list xml:id="list228885776103495072" text:style-name="L2">
        <text:list-item>
          <text:p text:style-name="P10">The User presses the Where Am I Home List Item.</text:p>
        </text:list-item>
        <text:list-item>
          <text:p text:style-name="P10">The App displays the Where Am I Screen.</text:p>
        </text:list-item>
        <text:list-item>
          <text:p text:style-name="P10">The App requests the Device's current GPS Status from the Operating System and the Device's GPS is enabled and has signal.</text:p>
        </text:list-item>
        <text:list-item>
          <text:p text:style-name="P10">The App requests the User's current GPS Coordinates from the Operating System.</text:p>
        </text:list-item>
        <text:list-item>
          <text:p text:style-name="P10">The App queries the Service Database for the Building closest to the User's current GPS Coordinates.</text:p>
        </text:list-item>
        <text:list-item>
          <text:p text:style-name="P10">The App sets the User's Current Location to the returned Building granted that its distance is less than 1600 meters away.</text:p>
        </text:list-item>
        <text:list-item>
          <text:p text:style-name="P10">The App displays the Service Results Screen with the Service Data that is mapped to in the Service Directory by the User's Current Location.</text:p>
        </text:list-item>
      </text:list>
      <text:p text:style-name="P1"/>
      <text:p text:style-name="P1"><text:span text:style-name="T1">Alternate Flow 1</text:span>: </text:p>
      <text:p text:style-name="P4">6A. <text:s text:c="2"/>The App cannot find a Service whose determined distance from the User is less than 1600 meters.</text:p>
      <text:p text:style-name="P4">7A. <text:s text:c="2"/>The App displays an Error Message indicating that the User is too far away.</text:p>
      <text:p text:style-name="P4">8A. <text:s text:c="2"/>The User presses the Error Message's ok button.</text:p>
      <text:p text:style-name="P4">9A. <text:s text:c="2"/>The App displays the Home Screen.</text:p>
      <text:p text:style-name="P1"/>
      <text:p text:style-name="P1"><text:span text:style-name="T1">Alternate Flow 2</text:span>: </text:p>
      <text:p text:style-name="P4">3B. <text:s text:c="2"/>The App requests the Devices's current GPS Status from the Operating System, but the User's Device can't find a GPS signal.</text:p>
      <text:p text:style-name="P4">4B. <text:s text:c="2"/>The App displays an Error Message that indicates there was an issue gathering requested data.</text:p>
      <text:p text:style-name="P4">5B. <text:s text:c="2"/>The User presses the Error Message's ok button.</text:p>
      <text:p text:style-name="P4">6B. <text:s text:c="2"/>The App displays the Home Screen.</text:p>
      <text:p text:style-name="P1"/>
      <text:p text:style-name="P1"><text:span text:style-name="T1">Alternate Flow 3</text:span>: </text:p>
      <text:p text:style-name="P4">3C. <text:s text:c="2"/>The App requests the Devices's current GPS Status from the Operating System, but the User's Device does not have GPS enabled.</text:p>
      <text:p text:style-name="P4">4C. <text:s text:c="2"/>The App displays an Error Message that the User must enable GPS in the Operating System's settings.</text:p>
      <text:p text:style-name="P4">5C. <text:s text:c="2"/>The User presses the Error Message's ok button.</text:p>
      <text:p text:style-name="P4">6C. <text:s text:c="2"/>The App displays the Home Screen.</text:p>
      <text:p text:style-name="P1"/>
      <text:p text:style-name="P1"><text:span text:style-name="T1">Alternate Flow 4</text:span>: </text:p>
      <text:p text:style-name="P4">1D. <text:s text:c="2"/>The App receives an interrupt signal from the operating system and loses focus.</text:p>
      <text:p text:style-name="P4"><text:soft-page-break/>2D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Times" svg:font-family="Time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6-02-10T12:52:32.608000000</dc:date>
    <meta:editing-duration>PT2M20S</meta:editing-duration>
    <meta:editing-cycles>2</meta:editing-cycles>
    <meta:document-statistic meta:table-count="0" meta:image-count="0" meta:object-count="0" meta:page-count="2" meta:paragraph-count="36" meta:word-count="380" meta:character-count="2183" meta:non-whitespace-character-count="1816"/>
  </office:meta>
</office:document-meta>
</file>